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E4E000029C2B0F7865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Arial1" fo:font-size="12pt" fo:language="ru" fo:country="RU" fo:font-style="normal" fo:background-color="transparent" style:font-name-asian="Courier New" style:font-size-asian="12pt" style:font-style-asian="normal" style:font-name-complex="Courier New" style:font-size-complex="12pt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1" fo:font-size="12pt" fo:language="en" fo:country="US" style:text-underline-style="none" fo:background-color="transparent" style:font-name-asian="Courier New" style:font-size-asian="10.5pt" style:font-name-complex="Courier New" style:font-size-complex="12pt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1" fo:font-size="12pt" fo:language="en" fo:country="US" fo:font-style="normal" fo:background-color="transparent" style:font-name-asian="Courier New" style:font-size-asian="12pt" style:font-style-asian="normal" style:font-name-complex="Courier New" style:font-size-complex="12pt" style:font-style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fo:font-weight="bold" style:font-name-asian="Courier New" style:font-size-asian="10pt" style:font-weight-asian="bold" style:font-name-complex="Courier New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language="en" fo:country="US" fo:font-weight="normal" fo:background-color="transparent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background-color="#ffff99" style:font-name-asian="Courier New" style:font-size-asian="10pt" style:font-name-complex="Courier New" style:font-size-complex="10pt"/>
    </style:style>
    <style:style style:name="P17" style:family="paragraph" style:parent-style-name="Standard" style:list-style-name="">
      <style:paragraph-properties fo:margin-left="0in" fo:margin-right="0in" fo:text-align="justify" style:justify-single-word="false" fo:text-indent="0in" style:auto-text-indent="false" style:text-autospace="none"/>
      <style:text-properties fo:color="#000000" style:font-name="Courier New" fo:font-size="10pt" fo:language="ru" fo:country="RU" style:font-name-asian="Courier New" style:font-size-asian="10pt" style:font-name-complex="Courier New" style:font-size-complex="10pt"/>
    </style:style>
    <style:style style:name="P1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P19" style:family="paragraph" style:parent-style-name="Standard" style:list-style-name="">
      <style:paragraph-properties fo:margin-left="0in" fo:margin-right="0in" fo:text-align="justify" style:justify-single-word="false" fo:text-indent="0in" style:auto-text-indent="false" style:text-autospace="none"/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P2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size-asian="10pt" style:font-size-complex="10pt"/>
    </style:style>
    <style:style style:name="P2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ru" fo:country="RU" style:font-size-asian="10pt" style:font-size-complex="10pt"/>
    </style:style>
    <style:style style:name="P2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2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background-color="#ffff99" style:font-name-asian="Courier New" style:font-size-asian="10pt" style:font-name-complex="Courier New" style:font-size-complex="10pt"/>
    </style:style>
    <style:style style:name="P2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26" style:family="paragraph" style:parent-style-name="Standard" style:list-style-name="">
      <style:paragraph-properties fo:margin-left="0in" fo:margin-right="0in" fo:text-align="justify" style:justify-single-word="false" fo:text-indent="0in" style:auto-text-indent="false" style:text-autospace="none"/>
    </style:style>
    <style:style style:name="P2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fo:language="en" fo:country="US" style:font-size-asian="12pt" style:font-size-complex="12pt"/>
    </style:style>
    <style:style style:name="P2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Arial1" fo:font-size="12pt" style:font-size-asian="12pt" style:font-size-complex="12pt"/>
    </style:style>
    <style:style style:name="P2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style:font-size-asian="12pt" style:font-size-complex="12pt"/>
    </style:style>
    <style:style style:name="P3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31" style:family="paragraph" style:parent-style-name="Standard" style:list-style-name="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 style:list-style-name="">
      <style:paragraph-properties fo:margin-left="0in" fo:margin-right="0in" fo:margin-top="0in" fo:margin-bottom="0in" fo:text-align="start" style:justify-single-word="false" fo:text-indent="0in" style:auto-text-indent="false" style:text-autospace="none"/>
    </style:style>
    <style:style style:name="P33" style:family="paragraph" style:parent-style-name="Standard" style:list-style-name="">
      <style:paragraph-properties fo:margin-left="0in" fo:margin-right="0in" fo:margin-top="0.1in" fo:margin-bottom="0in" fo:text-align="start" style:justify-single-word="false" fo:text-indent="0in" style:auto-text-indent="false" style:text-autospace="none"/>
      <style:text-properties style:font-name="Arial1" fo:font-size="12pt" fo:language="ru" fo:country="RU" style:font-size-asian="12pt" style:font-size-complex="12pt"/>
    </style:style>
    <style:style style:name="P34" style:family="paragraph" style:parent-style-name="Standard" style:list-style-name="">
      <style:paragraph-properties fo:margin-left="0in" fo:margin-right="0in" fo:margin-top="0.1in" fo:margin-bottom="0in" fo:text-align="justify" style:justify-single-word="false" fo:text-indent="0in" style:auto-text-indent="false" style:text-autospace="none"/>
      <style:text-properties style:font-name="Arial1" fo:font-size="12pt" fo:language="ru" fo:country="RU" style:font-size-asian="12pt" style:font-size-complex="12pt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Courier New" fo:font-size="10pt" fo:language="ru" fo:country="RU" style:font-name-asian="Courier New" style:font-size-asian="10pt" style:font-name-complex="Courier New" style:font-size-complex="10pt"/>
    </style:style>
    <style:style style:name="P36" style:family="paragraph" style:parent-style-name="Standard">
      <style:paragraph-properties fo:margin-top="0.1in" fo:margin-bottom="0in" fo:text-align="justify" style:justify-single-word="false"/>
      <style:text-properties fo:font-size="12pt" style:font-size-asian="12pt" style:font-size-complex="12pt"/>
    </style:style>
    <style:style style:name="P37" style:family="paragraph" style:parent-style-name="Text_20_body">
      <style:text-properties fo:language="ru" fo:country="RU"/>
    </style:style>
    <style:style style:name="P38" style:family="paragraph" style:parent-style-name="Text_20_body">
      <style:paragraph-properties fo:text-align="justify" style:justify-single-word="false"/>
      <style:text-properties fo:language="ru" fo:country="RU"/>
    </style:style>
    <style:style style:name="P39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font-size="12pt" fo:language="en" fo:country="US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text-align="justify" style:justify-single-word="false"/>
      <style:text-properties style:font-name="Courier New" fo:font-size="10pt" fo:language="ru" fo:country="RU" style:font-size-asian="10pt" style:font-size-complex="10pt"/>
    </style:style>
    <style:style style:name="P43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  <style:text-properties style:font-name="Arial1" fo:font-size="12pt" fo:language="ru" fo:country="RU" style:font-size-asian="10.5pt" style:font-size-complex="12pt"/>
    </style:style>
    <style:style style:name="P45" style:family="paragraph" style:parent-style-name="Text_20_body">
      <style:paragraph-properties fo:text-align="justify" style:justify-single-word="false"/>
      <style:text-properties style:font-name="Arial1" fo:font-size="12pt" fo:language="en" fo:country="US" style:font-size-asian="10.5pt" style:font-size-complex="12pt"/>
    </style:style>
    <style:style style:name="P46" style:family="paragraph" style:parent-style-name="Text_20_body">
      <style:paragraph-properties fo:text-align="justify" style:justify-single-word="false"/>
    </style:style>
    <style:style style:name="P47" style:family="paragraph" style:parent-style-name="Text_20_body">
      <style:paragraph-properties fo:margin-top="0in" fo:margin-bottom="0in" fo:text-align="start" style:justify-single-word="false"/>
    </style:style>
    <style:style style:name="P48" style:family="paragraph" style:parent-style-name="Heading_20_1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49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50" style:family="paragraph" style:parent-style-name="Heading_20_2" style:list-style-name=""/>
    <style:style style:name="P51" style:family="paragraph" style:parent-style-name="Heading_20_2">
      <style:paragraph-properties fo:break-before="page"/>
    </style:style>
    <style:style style:name="P52" style:family="paragraph" style:parent-style-name="Heading_20_3">
      <style:paragraph-properties fo:text-align="center" style:justify-single-word="false"/>
    </style:style>
    <style:style style:name="P5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T5" style:family="text">
      <style:text-properties style:use-window-font-color="true" style:font-name="Arial1" fo:font-size="12pt" style:text-underline-style="none" fo:background-color="transparent" style:font-name-asian="Courier New" style:font-size-asian="10.5pt" style:font-name-complex="Courier New" style:font-size-complex="12pt"/>
    </style:style>
    <style:style style:name="T6" style:family="text">
      <style:text-properties fo:language="en" fo:country="none" fo:font-style="italic"/>
    </style:style>
    <style:style style:name="T7" style:family="text">
      <style:text-properties style:font-name="Arial1" fo:font-size="12pt" fo:language="en" fo:country="US" style:font-size-asian="12pt" style:font-size-complex="12pt"/>
    </style:style>
    <style:style style:name="T8" style:family="text">
      <style:text-properties style:font-name="Arial1" fo:font-size="12pt" fo:language="ru" fo:country="RU" style:font-size-asian="12pt" style:font-size-complex="12pt"/>
    </style:style>
    <style:style style:name="T9" style:family="text">
      <style:text-properties style:font-name="Arial1" fo:font-size="12pt" style:font-size-asian="12pt" style:font-size-complex="12pt"/>
    </style:style>
    <style:style style:name="T10" style:family="text">
      <style:text-properties fo:font-size="12pt" fo:language="ru" fo:country="RU" style:font-size-asian="12pt" style:font-size-complex="12pt"/>
    </style:style>
    <style:style style:name="T11" style:family="text">
      <style:text-properties fo:font-size="12pt" fo:language="en" fo:country="US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0000"/>
    </style:style>
    <style:style style:name="T15" style:family="text">
      <style:text-properties fo:color="#000000" style:font-name-asian="Courier New" style:font-name-complex="Courier New"/>
    </style:style>
    <style:style style:name="T16" style:family="text">
      <style:text-properties fo:color="#000000" style:font-name="Courier New" style:font-name-asian="Courier New" style:font-name-complex="Courier New"/>
    </style:style>
    <style:style style:name="T17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8" style:family="text">
      <style:text-properties fo:color="#000000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19" style:family="text"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T20" style:family="text">
      <style:text-properties fo:color="#000000" style:font-name="Arial1" fo:font-size="12pt" fo:language="en" fo:country="US" style:font-name-asian="Courier New" style:font-size-asian="12pt" style:font-name-complex="Courier New" style:font-size-complex="12pt"/>
    </style:style>
    <style:style style:name="T21" style:family="text">
      <style:text-properties fo:color="#000000" style:font-name="Arial1" fo:font-size="12pt" style:font-name-asian="Courier New" style:font-size-asian="10.5pt" style:font-name-complex="Courier New" style:font-size-complex="12pt"/>
    </style:style>
    <style:style style:name="T22" style:family="text">
      <style:text-properties fo:color="#000000" style:font-name="Arial1" fo:font-size="12pt" style:font-name-asian="Courier New" style:font-size-asian="12pt" style:font-name-complex="Courier New" style:font-size-complex="12pt"/>
    </style:style>
    <style:style style:name="T23" style:family="text">
      <style:text-properties fo:color="#000000" fo:language="en" fo:country="US"/>
    </style:style>
    <style:style style:name="T24" style:family="text">
      <style:text-properties fo:color="#000000" fo:language="en" fo:country="US" style:font-name-asian="Courier New" style:font-name-complex="Courier New"/>
    </style:style>
    <style:style style:name="T25" style:family="text">
      <style:text-properties fo:color="#000000" fo:language="ru" fo:country="RU"/>
    </style:style>
    <style:style style:name="T26" style:family="text">
      <style:text-properties fo:color="#000000" fo:language="ru" fo:country="RU" style:font-name-asian="Courier New" style:font-name-complex="Courier New"/>
    </style:style>
    <style:style style:name="T27" style:family="text">
      <style:text-properties fo:color="#000000" fo:background-color="#ffff99"/>
    </style:style>
    <style:style style:name="T28" style:family="text">
      <style:text-properties fo:color="#000000" style:text-underline-style="none"/>
    </style:style>
    <style:style style:name="T29" style:family="text">
      <style:text-properties fo:color="#000000" fo:font-weight="bold" style:font-weight-asian="bold" style:font-weight-complex="bold"/>
    </style:style>
    <style:style style:name="T30" style:family="text">
      <style:text-properties fo:color="#000000" fo:font-style="italic" style:font-style-asian="italic" style:font-style-complex="italic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7f0055"/>
    </style:style>
    <style:style style:name="T33" style:family="text">
      <style:text-properties fo:color="#7f0055" fo:font-weight="bold" style:font-weight-asian="bold" style:font-weight-complex="bold"/>
    </style:style>
    <style:style style:name="T34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35" style:family="text">
      <style:text-properties fo:color="#7f0055" fo:font-weight="bold" fo:background-color="#ffff99" style:font-weight-asian="bold" style:font-weight-complex="bold"/>
    </style:style>
    <style:style style:name="T36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37" style:family="text">
      <style:text-properties fo:color="#7f0055" style:font-name="Arial1" fo:font-size="12pt" fo:font-weight="bold" style:font-size-asian="12pt" style:font-weight-asian="bold" style:font-size-complex="12pt" style:font-weight-complex="bold"/>
    </style:style>
    <style:style style:name="T38" style:family="text">
      <style:text-properties fo:color="#7f0055" fo:language="ru" fo:country="RU" fo:font-weight="bold" style:font-weight-asian="bold" style:font-weight-complex="bold"/>
    </style:style>
    <style:style style:name="T39" style:family="text">
      <style:text-properties fo:color="#2a00ff"/>
    </style:style>
    <style:style style:name="T40" style:family="text">
      <style:text-properties fo:color="#2a00ff" style:font-name="Courier New" fo:font-size="10pt" style:font-name-asian="Courier New" style:font-size-asian="10pt" style:font-name-complex="Courier New" style:font-size-complex="10pt"/>
    </style:style>
    <style:style style:name="T41" style:family="text">
      <style:text-properties fo:color="#2a00ff" fo:font-style="italic" style:font-style-asian="italic" style:font-style-complex="italic"/>
    </style:style>
    <style:style style:name="T42" style:family="text">
      <style:text-properties style:font-name-asian="Courier New" style:font-name-complex="Courier New"/>
    </style:style>
    <style:style style:name="T43" style:family="text">
      <style:text-properties style:font-name="Courier New" fo:font-size="10pt" fo:language="en" fo:country="US" style:font-size-asian="10pt" style:font-size-complex="10pt"/>
    </style:style>
    <style:style style:name="T44" style:family="text">
      <style:text-properties fo:color="#e00000" style:font-name="Courier New" fo:font-size="10pt" style:font-name-asian="Courier New" style:font-size-asian="10pt" style:font-name-complex="Courier New" style:font-size-complex="10pt"/>
    </style:style>
    <style:style style:name="T45" style:family="text">
      <style:text-properties fo:color="#e00000" style:font-name-asian="Courier New" style:font-name-complex="Courier New"/>
    </style:style>
    <style:style style:name="T46" style:family="text">
      <style:text-properties fo:color="#e00000" fo:language="en" fo:country="US" style:font-name-asian="Courier New" style:font-name-complex="Courier New"/>
    </style:style>
    <style:style style:name="T47" style:family="text">
      <style:text-properties fo:background-color="#ffff99"/>
    </style:style>
    <style:style style:name="T48" style:family="text">
      <style:text-properties fo:color="#0000c0"/>
    </style:style>
    <style:style style:name="T49" style:family="text">
      <style:text-properties fo:color="#0000c0" fo:background-color="#ffff99"/>
    </style:style>
    <style:style style:name="T50" style:family="text">
      <style:text-properties fo:color="#0000c0" fo:font-style="italic" style:font-style-asian="italic" style:font-style-complex="italic"/>
    </style:style>
    <style:style style:name="T51" style:family="text">
      <style:text-properties fo:color="#0000c0" fo:font-style="italic" fo:background-color="#ffff99" style:font-style-asian="italic" style:font-style-complex="italic"/>
    </style:style>
    <style:style style:name="T52" style:family="text">
      <style:text-properties fo:color="#646464"/>
    </style:style>
    <style:style style:name="T53" style:family="text">
      <style:text-properties fo:color="#3f7f5f"/>
    </style:style>
    <style:style style:name="T54" style:family="text">
      <style:text-properties fo:color="#3f7f5f" style:text-underline-style="solid" style:text-underline-width="auto" style:text-underline-color="font-color"/>
    </style:style>
    <style:style style:name="T55" style:family="text">
      <style:text-properties fo:color="#3f7f5f" fo:language="en" fo:country="US"/>
    </style:style>
    <style:style style:name="T56" style:family="text">
      <style:text-properties fo:color="#008080"/>
    </style:style>
    <style:style style:name="T57" style:family="text">
      <style:text-properties fo:color="#008080" style:font-name-asian="Courier New" style:font-name-complex="Courier New"/>
    </style:style>
    <style:style style:name="T58" style:family="text">
      <style:text-properties fo:color="#3f7f7f"/>
    </style:style>
    <style:style style:name="T59" style:family="text">
      <style:text-properties fo:color="#3f7f7f" style:font-name-asian="Courier New" style:font-name-complex="Courier New"/>
    </style:style>
    <style:style style:name="T60" style:family="text">
      <style:text-properties fo:color="#7f007f"/>
    </style:style>
    <style:style style:name="T61" style:family="text">
      <style:text-properties fo:font-weight="normal"/>
    </style:style>
    <style:style style:name="T62" style:family="text">
      <style:text-properties style:font-weight-asian="normal"/>
    </style:style>
    <style:style style:name="T63" style:family="text">
      <style:text-properties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Технологии работы с <text:span text:style-name="T1">XML</text:span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3">Технологии работы с XML<text:tab/>1</text:p>
          <text:p text:style-name="P54">Место XML во вселенной<text:tab/>1</text:p>
          <text:p text:style-name="P54">Простой разбор XML документов<text:tab/>2</text:p>
          <text:p text:style-name="P55">Document Object Model (DOM)<text:tab/>2</text:p>
          <text:p text:style-name="P55">Simple API for XML (SAX2)<text:tab/>3</text:p>
          <text:p text:style-name="P55">Streaming API for XML (StAX)<text:tab/>5</text:p>
          <text:p text:style-name="P55">Object-XML Mapping (JAXB) <text:tab/>6</text:p>
          <text:p text:style-name="P54">Извлечение данных из XML документов с помощью XPath<text:tab/>8</text:p>
          <text:p text:style-name="P54">Валидация XML документов<text:tab/>8</text:p>
          <text:p text:style-name="P55">Document Type Definition (DTD)<text:tab/>8</text:p>
          <text:p text:style-name="P55">XML Schema<text:tab/>8</text:p>
          <text:p text:style-name="P54">Преобразование XML документов с помощь XSL<text:tab/>8</text:p>
        </text:index-body>
      </text:table-of-content>
      <text:h text:style-name="P49" text:outline-level="2">Место <text:span text:style-name="T1">XML </text:span>во вселенной</text:h>
      <text:p text:style-name="P2">XML – <text:span text:style-name="T2">это сокращение от </text:span>eXtensible Markup Language. <text:span text:style-name="T2">Собственно, расширяемый язык разметки. </text:span>XML <text:span text:style-name="T2">очень похож на </text:span>HTML <text:span text:style-name="T2">за некоторыми исключениями.</text:span></text:p>
      <text:list xml:id="list29487881" text:style-name="L1">
        <text:list-item>
          <text:p text:style-name="P3"><text:span text:style-name="T4">Сам по себе </text:span><text:span text:style-name="T5">XML </text:span><text:span text:style-name="T4">намного проще, т. к. стандарт не включает в себя список тегов и их описаний. Вместо этого он позволяет разработчикам самим интерпретировать используемые теги в своих прикладных целях.</text:span></text:p>
        </text:list-item>
        <text:list-item>
          <text:p text:style-name="P3"><text:span text:style-name="T4">Теги в </text:span><text:span text:style-name="T5">XML </text:span><text:span text:style-name="T4">всегда закрываются. Это снимает массу проблем при интерпретации </text:span><text:span text:style-name="T5">XML-</text:span><text:span text:style-name="T4">документа в отличие от </text:span><text:span text:style-name="T5">HTML.</text:span></text:p>
        </text:list-item>
        <text:list-item>
          <text:p text:style-name="P3"><text:span text:style-name="T4">Вокруг </text:span><text:span text:style-name="T5">XML </text:span><text:span text:style-name="T4">существует набор сопутствующих стандартов, таких как </text:span><text:span text:style-name="T5">XPath </text:span><text:span text:style-name="T4">и </text:span><text:span text:style-name="T5">XML Schema, XSL, </text:span><text:span text:style-name="T4">которые определяют универсальные способы извлечения данных из </text:span><text:span text:style-name="T5">XML </text:span><text:span text:style-name="T4">документа (</text:span><text:span text:style-name="T5">XPath</text:span><text:span text:style-name="T4">), способ задания ограничений на структуру документа </text:span><text:span text:style-name="T5">(XML Schema), </text:span><text:span text:style-name="T4">и способ трансформации документов определённой структуры в другие документы, такие как </text:span><text:span text:style-name="T5">HTML. </text:span></text:p>
        </text:list-item>
      </text:list>
      <text:p text:style-name="P4"/>
      <text:p text:style-name="P2"><text:span text:style-name="T2">По причине независимости </text:span>XML <text:span text:style-name="T2">от предметной области и наличия мощных инструментов обработки </text:span>XML <text:span text:style-name="T2">документов в настоящее время </text:span>XML <text:span text:style-name="T2">используется крайне широко. Большинство форматов и протоколов обмена данными между программными системами сегодня построены на </text:span>XML. <text:span text:style-name="T2">Очень многие программные системы конфигурируются одним или несколькими </text:span>XML-<text:span text:style-name="T2">файлами, либо используют </text:span>XML <text:span text:style-name="T2">в качестве внутреннего формата хранения данных.</text:span></text:p>
      <text:p text:style-name="P1"/>
      <text:p text:style-name="P1">В данном документе мы коснёмся основных технологий и стандартов работы с <text:span text:style-name="T1">XML.</text:span></text:p>
      <text:p text:style-name="P5"/>
      <text:h text:style-name="P50" text:outline-level="2"><text:span text:style-name="T2"/></text:h>
      <text:h text:style-name="P51" text:outline-level="2"><text:span text:style-name="T2">Простой р</text:span>азбор <text:span text:style-name="T1">XML </text:span>документов</text:h>
      <text:p text:style-name="P37"><text:span text:style-name="T12">Небольшая статья про </text:span><text:span text:style-name="T11">SAX2 </text:span><text:span text:style-name="T12">и </text:span><text:span text:style-name="T11">DOM: </text:span><text:a xlink:type="simple" xlink:href="http://onjava.com/pub/a/onjava/2002/06/26/xml.html">http://onjava.com/pub/a/onjava/2002/06/26/xml.html</text:a></text:p>
      <text:h text:style-name="P52" text:outline-level="3">Document Object Model (DOM)</text:h>
      <text:p text:style-name="P39">Идея <text:span text:style-name="T1">DOM API </text:span>состоит в том, что разбираемый <text:span text:style-name="T1">XML </text:span>документ превращается в дерево объектов и загружается в память целиком. После этого это дерево можно обходить, модифицировать, выполнять относительно него некоторые трансформации и запросы.</text:p>
      <text:p text:style-name="P39">Например: </text:p>
      <text:p text:style-name="P42">&lt;?xml version="1.0" encoding="UTF-8" ?&gt;</text:p>
      <text:p text:style-name="P42">&lt;root&gt;</text:p>
      <text:p text:style-name="P42"><text:tab/>&lt;node name="first"&gt;blah &lt;i&gt;italic&lt;/i&gt;&lt;/node&gt;</text:p>
      <text:p text:style-name="P42"><text:tab/>&lt;node&gt;&lt;something&gt;some text&lt;/something&gt;&lt;/node&gt;</text:p>
      <text:p text:style-name="P42">&lt;/root&gt;</text:p>
      <text:p text:style-name="P43"><draw:frame draw:style-name="fr1" draw:name="Графический объект1" text:anchor-type="paragraph" svg:x="1.0791in" svg:y="0.4252in" svg:width="4.6665in" svg:height="4.2083in" draw:z-index="0"><draw:image xlink:href="Pictures/2000000700002E4E000029C2B0F78657.svm" xlink:type="simple" xlink:show="embed" xlink:actuate="onLoad"/></draw:frame>При разборе с помощью <text:span text:style-name="T1">DOM, </text:span>этот документ превратится примерно такое дерево объектов:</text:p>
      <text:p text:style-name="P46"><text:span text:style-name="T7">DOM API </text:span><text:span text:style-name="T8">разрабатывался так, чтобы его можно было с минимальными отклонениями реализовать практически в любом неспециализированном языке программирования, поэтому этот </text:span><text:span text:style-name="T7">API </text:span><text:span text:style-name="T8">оставляет впечатление достаточно незатейливого и громоздкого. В </text:span><text:span text:style-name="T7">JDK DOM API </text:span><text:span text:style-name="T8">представлен пакетом </text:span><text:a xlink:type="simple" xlink:href="http://java.sun.com/j2se/1.4.2/docs/api/org/w3c/dom/package-summary.html">org.w3c.dom</text:a><text:span text:style-name="T2"> и </text:span><text:a xlink:type="simple" xlink:href="http://java.sun.com/j2se/1.4.2/docs/api/javax/xml/parsers/package-summary.html"><text:span text:style-name="T1">javax.xml.parsers</text:span></text:a></text:p>
      <text:p text:style-name="P38"><text:span text:style-name="T9">Использование </text:span><text:span text:style-name="T7">DOM</text:span><text:span text:style-name="T9">-парсера,</text:span><text:span text:style-name="T7"> </text:span><text:span text:style-name="T9">как правило, начинается примерно с такого кода:</text:span></text:p>
      <text:p text:style-name="P8"><text:span text:style-name="T37"/></text:p>
      <text:p text:style-name="P35"><text:span text:style-name="T33">import</text:span><text:span text:style-name="T14"> javax.xml.parsers.DocumentBuilder;</text:span></text:p>
      <text:p text:style-name="P20"><text:span text:style-name="T33">import</text:span><text:span text:style-name="T14"> javax.xml.parsers.DocumentBuilderFactory;</text:span></text:p>
      <text:p text:style-name="P20"/>
      <text:p text:style-name="P20"><text:span text:style-name="T33">import</text:span><text:span text:style-name="T14"> org.w3c.dom.Document;</text:span></text:p>
      <text:p text:style-name="P20"><text:span text:style-name="T33">import</text:span><text:span text:style-name="T14"> org.w3c.dom.NamedNodeMap;</text:span></text:p>
      <text:p text:style-name="P20"><text:span text:style-name="T33">import</text:span><text:span text:style-name="T14"> org.w3c.dom.Node;</text:span></text:p>
      <text:p text:style-name="P25"><text:span text:style-name="T36">import</text:span><text:span text:style-name="T17"> org.w3c.dom.NodeList;</text:span></text:p>
      <text:p text:style-name="P25"><text:span text:style-name="T17"/></text:p>
      <text:p text:style-name="P25"><text:span text:style-name="T19">….</text:span></text:p>
      <text:p text:style-name="P25"><text:span text:style-name="T19"/></text:p>
      <text:p text:style-name="P47"><text:span text:style-name="T17">DocumentBuilderFactory dbf = DocumentBuilderFactory.</text:span><text:span text:style-name="T18">newInstance</text:span><text:span text:style-name="T17">();</text:span></text:p>
      <text:p text:style-name="P31">DocumentBuilder db = dbf.newDocumentBuilder();</text:p>
      <text:p text:style-name="P32"><text:span text:style-name="T17">Document doc = db.parse(</text:span><text:span text:style-name="T36">new</text:span><text:span text:style-name="T17"> File(</text:span><text:span text:style-name="T40">"input.xml"</text:span><text:span text:style-name="T17">));</text:span></text:p>
      <text:p text:style-name="P32"><text:span text:style-name="T17"/></text:p>
      <text:p text:style-name="P43">Дальше делается <text:span text:style-name="T43">getChildNodes(),</text:span><text:span text:style-name="T1"> </text:span>и начинается проход по дереву. Небольшой пример можно посмотреть в директории с проектами-примерами (<text:span text:style-name="T1">DOM-Test</text:span>)</text:p>
      <text:p text:style-name="P43">Проблемы <text:span text:style-name="T1">DOM </text:span>лежат на поверхности. Во-первых, это необходимость в затейливом коде обхода дерева, во-вторых, непригодность для разбора больших <text:span text:style-name="T1">XML </text:span>документов из-за того, что всё грузится в память. Ориентировочно, документы размером более 1 Мб <text:s text:c="2"/>разбирать с помощью <text:span text:style-name="T1">DOM </text:span>уже может быть неразумно<text:span text:style-name="T1">.</text:span></text:p>
      <text:p text:style-name="P43">Важный нюанс: <text:span text:style-name="T44">DocumentBuilder</text:span><text:span text:style-name="T45"> не является </text:span><text:span text:style-name="T46">thread-safe! О</text:span><text:span text:style-name="T45">дин и тот же экземпляр нельзя использовать для параллельного разбора нескольких документов!!!</text:span></text:p>
      <text:h text:style-name="P52" text:outline-level="3"><text:span text:style-name="T6">Simple API for XM</text:span>L (SAX2)</text:h>
      <text:p text:style-name="P45">SAX <text:span text:style-name="T2">в русскоязычной интерпретации произносят как «сакс», но в оригинале конечно же это «сэкс» :).</text:span></text:p>
      <text:p text:style-name="P45">SAX2 <text:span text:style-name="T2">представляет собой иной подход к разбору документов. Разработчик регистрирует обработчик событий в парсере и запускает парсер для потока </text:span>XML-<text:span text:style-name="T2">тегов. Когда парсер встречает открывающийся или закрывающийся тег, текст и другие элементы (например, комментарии), он вызывает обработчик, который читает данные из текущего элемента, который вызвал событие. </text:span></text:p>
      <text:p text:style-name="P45"><text:span text:style-name="T2">В </text:span>JDK SAX2 <text:span text:style-name="T2">представлен двумя пакетами:</text:span></text:p>
      <text:p text:style-name="P45"><text:span text:style-name="T2"/></text:p>
      <text:p text:style-name="P45">SAX <text:span text:style-name="T2">парсер не закачивает весь документ в память, но хранит стек элементов </text:span>XML <text:span text:style-name="T2">документа в порядке их вложенности (в основном для того, чтобы проверять корректное закрытие тегов).</text:span></text:p>
      <text:p text:style-name="P44">Предположим, мы хотим распарсить такой файл:</text:p>
      <text:p text:style-name="P8"><text:span text:style-name="T56">&lt;?</text:span><text:span text:style-name="T58">xml</text:span> <text:span text:style-name="T60">version</text:span><text:span text:style-name="T14">=</text:span><text:span text:style-name="T41">"1.0"</text:span> <text:span text:style-name="T60">encoding</text:span><text:span text:style-name="T14">=</text:span><text:span text:style-name="T41">"UTF-8"</text:span> <text:span text:style-name="T56">?&gt;</text:span></text:p>
      <text:p text:style-name="P20"><text:span text:style-name="T56">&lt;</text:span><text:span text:style-name="T58">artists</text:span><text:span text:style-name="T56">&gt;</text:span></text:p>
      <text:p text:style-name="P20"><text:span text:style-name="T14"><text:tab/></text:span><text:span text:style-name="T56">&lt;</text:span><text:span text:style-name="T58">artist</text:span> <text:span text:style-name="T60">name</text:span><text:span text:style-name="T14">=</text:span><text:span text:style-name="T41">"Dima Bilan"</text:span><text:span text:style-name="T56">&gt;</text:span><text:span text:style-name="T14">Dirty bastard</text:span><text:span text:style-name="T56">&lt;/</text:span><text:span text:style-name="T58">artist</text:span><text:span text:style-name="T56">&gt;</text:span></text:p>
      <text:p text:style-name="P20"><text:span text:style-name="T14"><text:tab/></text:span><text:span text:style-name="T56">&lt;</text:span><text:span text:style-name="T58">artist</text:span> <text:span text:style-name="T60">name</text:span><text:span text:style-name="T14">=</text:span><text:span text:style-name="T41">"Tatu"</text:span><text:span text:style-name="T56">&gt;</text:span><text:span text:style-name="T14">Two </text:span><text:span text:style-name="T28">lesbian</text:span><text:span text:style-name="T14"> </text:span><text:span text:style-name="T23">c</text:span><text:span text:style-name="T14">utie</text:span><text:span text:style-name="T23">s</text:span><text:span text:style-name="T56">&lt;/</text:span><text:span text:style-name="T58">artist</text:span><text:span text:style-name="T56">&gt;</text:span></text:p>
      <text:p text:style-name="P21"><text:span text:style-name="T57">&lt;/</text:span><text:span text:style-name="T59">artists</text:span><text:span text:style-name="T57">&gt;</text:span></text:p>
      <text:p text:style-name="P29"><text:span text:style-name="T42"/></text:p>
      <text:p text:style-name="P29"><text:span text:style-name="T42">Вот что мы делаем:</text:span></text:p>
      <text:p text:style-name="P21"><text:span text:style-name="T57"/></text:p>
      <text:p text:style-name="P9"><text:span text:style-name="T38">import</text:span><text:span text:style-name="T25"> org.xml.sax.InputSource;</text:span></text:p>
      <text:p text:style-name="P20"><text:span text:style-name="T33">import</text:span><text:span text:style-name="T14"> org.xml.sax.XMLReader;</text:span></text:p>
      <text:p text:style-name="P21"><text:span text:style-name="T34">import</text:span><text:span text:style-name="T15"> org.xml.sax.helpers.XMLReaderFactory;</text:span></text:p>
      <text:p text:style-name="P22"><text:soft-page-break/><text:span text:style-name="T21"/></text:p>
      <text:p text:style-name="P22"><text:span text:style-name="T21">….</text:span></text:p>
      <text:p text:style-name="P22"><text:span text:style-name="T21"/></text:p>
      <text:p text:style-name="P7"><text:span text:style-name="T2">XMLReader xr = XMLReaderFactory.</text:span><text:span text:style-name="T3">createXMLReader</text:span><text:span text:style-name="T2">();</text:span></text:p>
      <text:p text:style-name="P20"/>
      <text:p text:style-name="P20"><text:span text:style-name="T14">List&lt;Artist&gt; artists = </text:span><text:span text:style-name="T33">new</text:span><text:span text:style-name="T14"> ArrayList&lt;Artist&gt;();</text:span></text:p>
      <text:p text:style-name="P20"><text:span text:style-name="T14">MyHandler handler = </text:span><text:span text:style-name="T33">new</text:span><text:span text:style-name="T14"> </text:span><text:span text:style-name="T27">MyHandler</text:span><text:span text:style-name="T14">(artists);</text:span></text:p>
      <text:p text:style-name="P15">xr.setContentHandler(<text:span text:style-name="T47">handler</text:span>);</text:p>
      <text:p text:style-name="P15">xr.setErrorHandler(handler);</text:p>
      <text:p text:style-name="P20"/>
      <text:p text:style-name="P20"><text:span text:style-name="T14">FileReader r = </text:span><text:span text:style-name="T33">new</text:span><text:span text:style-name="T14"> FileReader(</text:span><text:span text:style-name="T39">"artists.xml"</text:span><text:span text:style-name="T14">);</text:span></text:p>
      <text:p text:style-name="P20"><text:span text:style-name="T14">xr.parse(</text:span><text:span text:style-name="T33">new</text:span><text:span text:style-name="T14"> InputSource(r));</text:span></text:p>
      <text:p text:style-name="P21"><text:span text:style-name="T15">r.close();</text:span></text:p>
      <text:p text:style-name="P21"><text:span text:style-name="T15"/></text:p>
      <text:p text:style-name="P27"><text:span text:style-name="T15">MyHandler</text:span><text:span text:style-name="T26">.</text:span><text:span text:style-name="T15">java:</text:span></text:p>
      <text:p text:style-name="P27"><text:span text:style-name="T15"/></text:p>
      <text:p text:style-name="P23"><text:span text:style-name="T33">import</text:span><text:span text:style-name="T14"> java.util.List;</text:span></text:p>
      <text:p text:style-name="P20"><text:span text:style-name="T33">import</text:span><text:span text:style-name="T14"> java.util.Stack;</text:span></text:p>
      <text:p text:style-name="P20"><text:span text:style-name="T33">import</text:span><text:span text:style-name="T14"> org.xml.sax.Attributes;</text:span></text:p>
      <text:p text:style-name="P20"><text:span text:style-name="T33">import</text:span><text:span text:style-name="T14"> org.xml.sax.helpers.DefaultHandler;</text:span></text:p>
      <text:p text:style-name="P20"/>
      <text:p text:style-name="P20"/>
      <text:p text:style-name="P20"><text:span text:style-name="T33">public</text:span><text:span text:style-name="T14"> </text:span><text:span text:style-name="T33">class</text:span><text:span text:style-name="T14"> MyHandler </text:span><text:span text:style-name="T33">extends</text:span><text:span text:style-name="T14"> DefaultHandler</text:span></text:p>
      <text:p text:style-name="P15">{</text:p>
      <text:p text:style-name="P20"><text:span text:style-name="T14"><text:s text:c="4"/></text:span><text:span text:style-name="T35">private</text:span><text:span text:style-name="T27"> Stack&lt;String&gt; <text:s text:c="3"/></text:span><text:span text:style-name="T49">tags</text:span><text:span text:style-name="T14">;</text:span></text:p>
      <text:p text:style-name="P20"><text:span text:style-name="T29"><text:s text:c="4"/></text:span><text:span text:style-name="T33">private</text:span><text:span text:style-name="T14"> List&lt;Artist&gt; </text:span><text:span text:style-name="T48">collector</text:span><text:span text:style-name="T14">;</text:span></text:p>
      <text:p text:style-name="P20"><text:span text:style-name="T29"><text:s text:c="4"/></text:span><text:span text:style-name="T35">private</text:span><text:span text:style-name="T27"> Artist </text:span><text:span text:style-name="T49">current</text:span><text:span text:style-name="T27">;</text:span></text:p>
      <text:p text:style-name="P20"/>
      <text:p text:style-name="P20"><text:span text:style-name="T14"><text:s text:c="4"/></text:span><text:span text:style-name="T33">public</text:span><text:span text:style-name="T14"> MyHandler(List&lt;Artist&gt; col)</text:span></text:p>
      <text:p text:style-name="P15"><text:s text:c="4"/>{</text:p>
      <text:p text:style-name="P20"><text:span text:style-name="T14"><text:s text:c="8"/></text:span><text:span text:style-name="T33">this</text:span><text:span text:style-name="T14">.</text:span><text:span text:style-name="T48">tags</text:span><text:span text:style-name="T14"> <text:s text:c="6"/>= </text:span><text:span text:style-name="T33">new</text:span><text:span text:style-name="T14"> Stack&lt;String&gt;();</text:span></text:p>
      <text:p text:style-name="P20"><text:span text:style-name="T14"><text:s text:c="8"/></text:span><text:span text:style-name="T33">this</text:span><text:span text:style-name="T14">.</text:span><text:span text:style-name="T48">collector</text:span><text:span text:style-name="T14"> <text:s/>= col;</text:span></text:p>
      <text:p text:style-name="P20"><text:span text:style-name="T14"><text:s text:c="8"/></text:span><text:span text:style-name="T33">this</text:span><text:span text:style-name="T14">.</text:span><text:span text:style-name="T48">current</text:span><text:span text:style-name="T14"> <text:s text:c="3"/>= </text:span><text:span text:style-name="T33">new</text:span><text:span text:style-name="T14"> Artist();</text:span></text:p>
      <text:p text:style-name="P15"><text:s text:c="4"/>}</text:p>
      <text:p text:style-name="P20"/>
      <text:p text:style-name="P20"><text:span text:style-name="T14"><text:s text:c="4"/></text:span><text:span text:style-name="T52">@Override</text:span></text:p>
      <text:p text:style-name="P20"><text:span text:style-name="T14"><text:s text:c="4"/></text:span><text:span text:style-name="T33">public</text:span><text:span text:style-name="T14"> </text:span><text:span text:style-name="T33">void</text:span><text:span text:style-name="T14"> startElement (String uri, String name, </text:span></text:p>
      <text:p text:style-name="P20"><text:span text:style-name="T14"><text:tab/><text:tab/><text:tab/><text:tab/><text:tab/>String qName, Attributes atts)</text:span></text:p>
      <text:p text:style-name="P15"><text:s text:c="4"/>{</text:p>
      <text:p text:style-name="P15"><text:s text:c="8"/>String tagName;</text:p>
      <text:p text:style-name="P20"><text:span text:style-name="T14"><text:s text:c="8"/></text:span><text:span text:style-name="T33">if</text:span><text:span text:style-name="T14"> (uri.length()==0) {</text:span></text:p>
      <text:p text:style-name="P15"><text:s text:c="12"/>tagName = qName;</text:p>
      <text:p text:style-name="P20"><text:span text:style-name="T14"><text:s text:c="8"/>} </text:span><text:span text:style-name="T33">else</text:span><text:span text:style-name="T14"> {</text:span></text:p>
      <text:p text:style-name="P20"><text:span text:style-name="T14"><text:s text:c="12"/>tagName = uri+</text:span><text:span text:style-name="T39">":"</text:span><text:span text:style-name="T14">+qName; </text:span><text:span text:style-name="T53">// </text:span><text:span text:style-name="T54">Namespaces</text:span><text:span text:style-name="T53"> support, just in case :)</text:span></text:p>
      <text:p text:style-name="P15"><text:s text:c="8"/>}</text:p>
      <text:p text:style-name="P20"/>
      <text:p text:style-name="P20"><text:span text:style-name="T14"><text:s text:c="8"/></text:span><text:span text:style-name="T48">tags</text:span><text:span text:style-name="T14">.push(tagName);</text:span></text:p>
      <text:p text:style-name="P20"/>
      <text:p text:style-name="P20"><text:span text:style-name="T14"><text:s text:c="8"/></text:span><text:span text:style-name="T53">// Cleaning up from previous MedlineCitation</text:span></text:p>
      <text:p text:style-name="P20"><text:span text:style-name="T14"><text:s text:c="8"/></text:span><text:span text:style-name="T33">if</text:span><text:span text:style-name="T14"> (</text:span><text:span text:style-name="T39">"artist"</text:span><text:span text:style-name="T14">.equals(</text:span><text:span text:style-name="T33">this</text:span><text:span text:style-name="T14">.getCurrentTag())) {</text:span></text:p>
      <text:p text:style-name="P20"><text:span text:style-name="T14"><text:s text:c="12"/></text:span><text:span text:style-name="T33">this</text:span><text:span text:style-name="T14">.</text:span><text:span text:style-name="T48">current</text:span><text:span text:style-name="T14"> = </text:span><text:span text:style-name="T33">new</text:span><text:span text:style-name="T14"> Artist();</text:span></text:p>
      <text:p text:style-name="P20"><text:span text:style-name="T14"><text:s text:c="12"/></text:span><text:span text:style-name="T33">this</text:span><text:span text:style-name="T14">.</text:span><text:span text:style-name="T48">current</text:span><text:span text:style-name="T14">.setName(atts.getValue(</text:span><text:span text:style-name="T39">"name"</text:span><text:span text:style-name="T14">));</text:span></text:p>
      <text:p text:style-name="P15"><text:s text:c="8"/>}</text:p>
      <text:p text:style-name="P15"><text:s text:c="4"/>}</text:p>
      <text:p text:style-name="P20"/>
      <text:p text:style-name="P20"><text:span text:style-name="T14"><text:s text:c="4"/></text:span><text:span text:style-name="T52">@Override</text:span></text:p>
      <text:p text:style-name="P20"><text:span text:style-name="T14"><text:s text:c="4"/></text:span><text:span text:style-name="T33">public</text:span><text:span text:style-name="T14"> </text:span><text:span text:style-name="T33">void</text:span><text:span text:style-name="T14"> endElement (String uri, String name, String qName)</text:span></text:p>
      <text:p text:style-name="P15"><text:s text:c="4"/>{</text:p>
      <text:p text:style-name="P20"><text:soft-page-break/><text:span text:style-name="T14"><text:s text:c="8"/></text:span><text:span text:style-name="T33">if</text:span><text:span text:style-name="T14"> (</text:span><text:span text:style-name="T39">"artist"</text:span><text:span text:style-name="T14">.equals(</text:span><text:span text:style-name="T33">this</text:span><text:span text:style-name="T14">.getCurrentTag())) {</text:span></text:p>
      <text:p text:style-name="P20"><text:span text:style-name="T14"><text:s text:c="12"/></text:span><text:span text:style-name="T33">this</text:span><text:span text:style-name="T14">.</text:span><text:span text:style-name="T48">collector</text:span><text:span text:style-name="T14">.add(</text:span><text:span text:style-name="T33">this</text:span><text:span text:style-name="T14">.</text:span><text:span text:style-name="T48">current</text:span><text:span text:style-name="T14">);</text:span></text:p>
      <text:p text:style-name="P15"><text:s text:c="8"/>}</text:p>
      <text:p text:style-name="P15"><text:s text:c="8"/></text:p>
      <text:p text:style-name="P20"><text:span text:style-name="T14"><text:s text:c="8"/></text:span><text:span text:style-name="T48">tags</text:span><text:span text:style-name="T14">.pop();</text:span></text:p>
      <text:p text:style-name="P15"><text:s text:c="4"/>}</text:p>
      <text:p text:style-name="P20"/>
      <text:p text:style-name="P20"><text:span text:style-name="T14"><text:s text:c="4"/></text:span><text:span text:style-name="T52">@Override</text:span></text:p>
      <text:p text:style-name="P20"><text:span text:style-name="T14"><text:s text:c="4"/></text:span><text:span text:style-name="T33">public</text:span><text:span text:style-name="T14"> </text:span><text:span text:style-name="T33">void</text:span><text:span text:style-name="T14"> characters (</text:span><text:span text:style-name="T33">char</text:span><text:span text:style-name="T14"> ch[], </text:span><text:span text:style-name="T33">int</text:span><text:span text:style-name="T14"> start, </text:span><text:span text:style-name="T33">int</text:span><text:span text:style-name="T14"> length)</text:span></text:p>
      <text:p text:style-name="P15"><text:s text:c="4"/>{</text:p>
      <text:p text:style-name="P20"><text:span text:style-name="T14"><text:s text:c="8"/></text:span><text:span text:style-name="T33">if</text:span><text:span text:style-name="T14"> (</text:span><text:span text:style-name="T39">"artist"</text:span><text:span text:style-name="T14">.equals(</text:span><text:span text:style-name="T33">this</text:span><text:span text:style-name="T14">.getCurrentTag())) {</text:span></text:p>
      <text:p text:style-name="P20"><text:span text:style-name="T14"><text:s text:c="12"/></text:span><text:span text:style-name="T33">this</text:span><text:span text:style-name="T14">.</text:span><text:span text:style-name="T48">current</text:span><text:span text:style-name="T14">.setNote(</text:span><text:span text:style-name="T33">new</text:span><text:span text:style-name="T14"> String(ch, start, length));</text:span></text:p>
      <text:p text:style-name="P20"><text:span text:style-name="T14"><text:s text:c="12"/></text:span><text:span text:style-name="T33">return</text:span><text:span text:style-name="T14">;</text:span></text:p>
      <text:p text:style-name="P15"><text:s text:c="8"/>}</text:p>
      <text:p text:style-name="P15"><text:s text:c="4"/>}</text:p>
      <text:p text:style-name="P20"/>
      <text:p text:style-name="P20"><text:span text:style-name="T14"><text:s text:c="4"/></text:span><text:span text:style-name="T33">private</text:span><text:span text:style-name="T14"> String getCurrentTag()</text:span></text:p>
      <text:p text:style-name="P15"><text:s text:c="4"/>{</text:p>
      <text:p text:style-name="P20"><text:span text:style-name="T14"><text:s text:c="8"/></text:span><text:span text:style-name="T33">if</text:span><text:span text:style-name="T14"> (!</text:span><text:span text:style-name="T33">this</text:span><text:span text:style-name="T14">.</text:span><text:span text:style-name="T48">tags</text:span><text:span text:style-name="T14">.isEmpty()) {</text:span></text:p>
      <text:p text:style-name="P20"><text:span text:style-name="T14"><text:s text:c="12"/></text:span><text:span text:style-name="T33">return</text:span><text:span text:style-name="T14"> </text:span><text:span text:style-name="T33">this</text:span><text:span text:style-name="T14">.</text:span><text:span text:style-name="T48">tags</text:span><text:span text:style-name="T14">.peek();</text:span></text:p>
      <text:p text:style-name="P20"><text:span text:style-name="T14"><text:s text:c="8"/>} </text:span><text:span text:style-name="T33">else</text:span><text:span text:style-name="T14"> {</text:span></text:p>
      <text:p text:style-name="P20"><text:span text:style-name="T14"><text:s text:c="12"/></text:span><text:span text:style-name="T33">return</text:span><text:span text:style-name="T14"> </text:span><text:span text:style-name="T33">null</text:span><text:span text:style-name="T14">;</text:span></text:p>
      <text:p text:style-name="P15"><text:s text:c="8"/>}</text:p>
      <text:p text:style-name="P15"><text:s text:c="4"/>}</text:p>
      <text:p text:style-name="P21"><text:span text:style-name="T15">}</text:span></text:p>
      <text:p text:style-name="P21"><text:span text:style-name="T15"/></text:p>
      <text:p text:style-name="P33"><text:span text:style-name="T15">Я использовал внутренний стек, он может потребоваться для доступа к текущему или родительскому тегу</text:span><text:span text:style-name="T24">, </text:span><text:span text:style-name="T15">т.к. </text:span><text:span text:style-name="T24">SAX2 </text:span><text:span text:style-name="T15">не позволяет этого делать с помощью своего </text:span><text:span text:style-name="T24">API.</text:span></text:p>
      <text:p text:style-name="P33"><text:span text:style-name="T15">Этот пример можно найти в директории с примерами </text:span><text:span text:style-name="T24">(SAX2-Test).</text:span></text:p>
      <text:p text:style-name="P34"><text:span text:style-name="T15">Этот парсер обладает рядом интересных особенностей. Во-первых, он быстрый и не требует загрузки всего документа в память. С другой стороны, писать обработчики для него сложно, потому что они должны выглядеть как конечные автоматы и управлять своим текущим состоянием.</text:span></text:p>
      <text:h text:style-name="P52" text:outline-level="3">Streaming API for XML (StAX)</text:h>
      <text:p text:style-name="P39">Более подробно написано <text:a xlink:type="simple" xlink:href="http://java.sun.com/webservices/docs/1.6/tutorial/doc/SJSXP.html#wp69937">тут</text:a>.</text:p>
      <text:p text:style-name="P40">StAX – <text:span text:style-name="T2">это ещё один потоковый </text:span>API <text:span text:style-name="T2">для разбора </text:span>XML. <text:span text:style-name="T2">Он самый эффективный в смысле требуемых ресурсов и отлично подходит для разбора документов не сложной структуры. Фактически, </text:span>StAX <text:span text:style-name="T2">представляет собой </text:span>Reader <text:span text:style-name="T2">и </text:span>Writer <text:span text:style-name="T2">потока </text:span>XML-<text:span text:style-name="T2">тегов. </text:span></text:p>
      <text:p text:style-name="P40"><text:span text:style-name="T2">Предположим, что мы парсим всё тот же файл с артистами:</text:span></text:p>
      <text:p text:style-name="P9"><text:span text:style-name="T38">public</text:span><text:span text:style-name="T25"> </text:span><text:span text:style-name="T38">static</text:span><text:span text:style-name="T25"> </text:span><text:span text:style-name="T38">void</text:span><text:span text:style-name="T25"> main(String[] args) </text:span><text:span text:style-name="T38">throws</text:span><text:span text:style-name="T25"> Exception {</text:span></text:p>
      <text:p text:style-name="P20"><text:span text:style-name="T14"><text:tab/>XMLStreamReader reader = </text:span><text:span text:style-name="T33">null</text:span><text:span text:style-name="T14">;</text:span></text:p>
      <text:p text:style-name="P20"><text:span text:style-name="T14"><text:tab/>InputStream is = </text:span><text:span text:style-name="T33">new</text:span><text:span text:style-name="T14"> FileInputStream(</text:span><text:span text:style-name="T39">"artists.xml"</text:span><text:span text:style-name="T14">);</text:span></text:p>
      <text:p text:style-name="P20"><text:span text:style-name="T14"><text:tab/></text:span></text:p>
      <text:p text:style-name="P20"><text:span text:style-name="T29"><text:tab/></text:span><text:span text:style-name="T33">try</text:span><text:span text:style-name="T14"> {</text:span></text:p>
      <text:p text:style-name="P15"><text:tab/><text:tab/>XMLInputFactory inputFactory = XMLInputFactory.<text:span text:style-name="T13">newInstance</text:span>();</text:p>
      <text:p text:style-name="P15"><text:tab/><text:tab/>reader = inputFactory.createXMLStreamReader(is);</text:p>
      <text:p text:style-name="P20"><text:span text:style-name="T14"><text:tab/><text:tab/>List&lt;Artist&gt; artists = </text:span><text:span text:style-name="T33">new</text:span><text:span text:style-name="T14"> ArrayList&lt;Artist&gt;();</text:span></text:p>
      <text:p text:style-name="P20"/>
      <text:p text:style-name="P15"><text:tab/><text:tab/><text:span text:style-name="T13">parse</text:span>(reader, artists);</text:p>
      <text:p text:style-name="P20"><text:span text:style-name="T14"><text:tab/></text:span></text:p>
      <text:p text:style-name="P20"><text:span text:style-name="T14"><text:tab/><text:tab/></text:span><text:span text:style-name="T33">for</text:span><text:span text:style-name="T14"> (Artist ar : artists) {</text:span></text:p>
      <text:p text:style-name="P20"><text:soft-page-break/><text:span text:style-name="T14"><text:tab/><text:tab/><text:tab/>System.</text:span><text:span text:style-name="T50">out</text:span><text:span text:style-name="T14">.println(ar);</text:span></text:p>
      <text:p text:style-name="P15"><text:tab/><text:tab/>}</text:p>
      <text:p text:style-name="P20"><text:span text:style-name="T14"><text:tab/>} </text:span><text:span text:style-name="T33">finally</text:span><text:span text:style-name="T14"> {</text:span></text:p>
      <text:p text:style-name="P20"><text:span text:style-name="T14"><text:tab/><text:tab/></text:span><text:span text:style-name="T33">if</text:span><text:span text:style-name="T14"> (reader != </text:span><text:span text:style-name="T33">null</text:span><text:span text:style-name="T14">) {</text:span></text:p>
      <text:p text:style-name="P15"><text:tab/><text:tab/><text:tab/>reader.close();</text:p>
      <text:p text:style-name="P15"><text:tab/><text:tab/>}</text:p>
      <text:p text:style-name="P15"><text:tab/><text:tab/>is.close();</text:p>
      <text:p text:style-name="P15"><text:tab/>}</text:p>
      <text:p text:style-name="P15">}</text:p>
      <text:p text:style-name="P20"/>
      <text:p text:style-name="P20"><text:span text:style-name="T33">private</text:span><text:span text:style-name="T14"> </text:span><text:span text:style-name="T33">static</text:span><text:span text:style-name="T14"> </text:span><text:span text:style-name="T33">void</text:span><text:span text:style-name="T14"> parse(XMLStreamReader reader, List&lt;Artist&gt; artists)</text:span></text:p>
      <text:p text:style-name="P20"><text:span text:style-name="T14"><text:tab/><text:tab/><text:tab/> <text:s/></text:span><text:span text:style-name="T33">throws</text:span><text:span text:style-name="T14"> Exception {</text:span></text:p>
      <text:p text:style-name="P20"/>
      <text:p text:style-name="P20"><text:span text:style-name="T14"><text:tab/></text:span><text:span text:style-name="T33">while</text:span><text:span text:style-name="T14"> (reader.hasNext()) {</text:span></text:p>
      <text:p text:style-name="P20"><text:span text:style-name="T14"><text:tab/><text:tab/></text:span><text:span text:style-name="T33">if</text:span><text:span text:style-name="T14"> (XMLStreamReader.</text:span><text:span text:style-name="T50">START_ELEMENT</text:span><text:span text:style-name="T14"> == reader.next()) {</text:span></text:p>
      <text:p text:style-name="P15"><text:tab/><text:tab/><text:tab/>String tagName = reader.getName().toString();</text:p>
      <text:p text:style-name="P20"/>
      <text:p text:style-name="P20"><text:span text:style-name="T14"><text:tab/><text:tab/><text:tab/></text:span><text:span text:style-name="T33">if</text:span><text:span text:style-name="T14"> (</text:span><text:span text:style-name="T39">"artist"</text:span><text:span text:style-name="T14">.equals(tagName)) {</text:span></text:p>
      <text:p text:style-name="P15"><text:tab/><text:tab/><text:tab/><text:tab/>artists.add(<text:span text:style-name="T13">parseArtist</text:span>(reader));</text:p>
      <text:p text:style-name="P20"><text:span text:style-name="T14"><text:tab/><text:tab/><text:tab/><text:tab/></text:span><text:span text:style-name="T33">continue</text:span><text:span text:style-name="T14">;</text:span></text:p>
      <text:p text:style-name="P15"><text:tab/><text:tab/><text:tab/>}</text:p>
      <text:p text:style-name="P20"/>
      <text:p text:style-name="P20"><text:span text:style-name="T14"><text:tab/><text:tab/><text:tab/></text:span><text:span text:style-name="T33">if</text:span><text:span text:style-name="T14"> (</text:span><text:span text:style-name="T39">"artists"</text:span><text:span text:style-name="T14">.equals(tagName)) {</text:span></text:p>
      <text:p text:style-name="P20"><text:span text:style-name="T14"><text:tab/><text:tab/><text:tab/><text:tab/></text:span><text:span text:style-name="T33">continue</text:span><text:span text:style-name="T14">;</text:span></text:p>
      <text:p text:style-name="P15"><text:tab/><text:tab/><text:tab/>}</text:p>
      <text:p text:style-name="P20"/>
      <text:p text:style-name="P20"><text:span text:style-name="T14"><text:tab/><text:tab/><text:tab/></text:span><text:span text:style-name="T33">throw</text:span><text:span text:style-name="T14"> </text:span><text:span text:style-name="T33">new</text:span><text:span text:style-name="T14"> XMLStreamException(</text:span><text:span text:style-name="T39">"Unknown XML tag found: "</text:span></text:p>
      <text:p text:style-name="P15"><text:tab/><text:tab/><text:tab/><text:tab/><text:tab/>+ tagName);</text:p>
      <text:p text:style-name="P15"><text:tab/><text:tab/>}</text:p>
      <text:p text:style-name="P15"><text:tab/>}</text:p>
      <text:p text:style-name="P15">}</text:p>
      <text:p text:style-name="P20"/>
      <text:p text:style-name="P20"><text:span text:style-name="T33">private</text:span><text:span text:style-name="T14"> </text:span><text:span text:style-name="T33">static</text:span><text:span text:style-name="T14"> Artist parseArtist(XMLStreamReader reader) </text:span><text:span text:style-name="T33">throws</text:span><text:span text:style-name="T14"> Exception {</text:span></text:p>
      <text:p text:style-name="P20"><text:span text:style-name="T14"><text:tab/>Artist ar = </text:span><text:span text:style-name="T33">new</text:span><text:span text:style-name="T14"> Artist();</text:span></text:p>
      <text:p text:style-name="P20"><text:span text:style-name="T14"><text:tab/>ar.setName(reader.getAttributeValue(</text:span><text:span text:style-name="T33">null</text:span><text:span text:style-name="T14">, </text:span><text:span text:style-name="T39">"name"</text:span><text:span text:style-name="T14">));</text:span></text:p>
      <text:p text:style-name="P20"><text:span text:style-name="T14"><text:tab/></text:span><text:span text:style-name="T33">while</text:span><text:span text:style-name="T14"> (!reader.isCharacters()) {</text:span></text:p>
      <text:p text:style-name="P15"><text:tab/><text:tab/>reader.next();</text:p>
      <text:p text:style-name="P15"><text:tab/>}</text:p>
      <text:p text:style-name="P15"><text:tab/>ar.setNote(reader.getText());</text:p>
      <text:p text:style-name="P20"><text:span text:style-name="T14"><text:tab/></text:span><text:span text:style-name="T33">return</text:span><text:span text:style-name="T14"> ar;</text:span></text:p>
      <text:p text:style-name="P30"><text:span text:style-name="T16">}</text:span></text:p>
      <text:p text:style-name="P28"><text:span text:style-name="T15"/></text:p>
      <text:p text:style-name="P26"><text:span text:style-name="T22">Пример лежит в директории с примерами </text:span><text:span text:style-name="T20">(StAX-Test). StAX </text:span><text:span text:style-name="T19">достаточно прост, хотя и работает с </text:span><text:span text:style-name="T20">XML </text:span><text:span text:style-name="T19">на очень низком уровне. Это некий компромисс между эффективностью и сложностью программирования.</text:span></text:p>
      <text:p text:style-name="P25"><text:span text:style-name="T20"/></text:p>
      <text:h text:style-name="P52" text:outline-level="3"><text:span text:style-name="T1">Object-XML Mapping (JAXB) </text:span></text:h>
      <text:p text:style-name="P39">Более подробно <text:a xlink:type="simple" xlink:href="https://jaxb.dev.java.net/tutorial/">тут</text:a>.</text:p>
      <text:p text:style-name="P39">После рассмотрения предыдущих технологий, может показаться, что мы упираем в сторону эффективности, а не в сторону упрощения использования. Рассмотрим один из самых мощных <text:span text:style-name="T1">API </text:span>для разбора <text:span text:style-name="T1">XML: Java API for XML Binding (JAXB)</text:span></text:p>
      <text:p text:style-name="P39">Основная идея <text:span text:style-name="T1">JAXB </text:span>состоит в том, чтобы аннотировать классы, которые соответствуют фрагментам <text:span text:style-name="T1">XML </text:span>документа, подать их парсеру и сказать, что мы хотим получить экземпляры этих классов из <text:span text:style-name="T1">XML </text:span>документа.</text:p>
      <text:p text:style-name="P39"><text:soft-page-break/>Вот примерно как это выглядит:</text:p>
      <text:p text:style-name="P41">Artists.java:</text:p>
      <text:p text:style-name="P14"/>
      <text:p text:style-name="P20"><text:span text:style-name="T33">import</text:span><text:span text:style-name="T14"> javax.xml.bind.annotation.XmlAccessType;</text:span></text:p>
      <text:p text:style-name="P20"><text:span text:style-name="T33">import</text:span><text:span text:style-name="T14"> javax.xml.bind.annotation.XmlAccessorType;</text:span></text:p>
      <text:p text:style-name="P20"><text:span text:style-name="T33">import</text:span><text:span text:style-name="T14"> javax.xml.bind.annotation.XmlRootElement;</text:span></text:p>
      <text:p text:style-name="P20"><text:span text:style-name="T33">import</text:span><text:span text:style-name="T14"> javax.xml.bind.annotation.XmlType;</text:span></text:p>
      <text:p text:style-name="P20"><text:span text:style-name="T14"/></text:p>
      <text:p text:style-name="P24"><text:span text:style-name="T52">@XmlAccessorType</text:span><text:span text:style-name="T14">(XmlAccessType.</text:span><text:span text:style-name="T50">FIELD</text:span><text:span text:style-name="T14">)</text:span></text:p>
      <text:p text:style-name="P24"><text:span text:style-name="T52">@XmlType</text:span><text:span text:style-name="T14">(name = </text:span><text:span text:style-name="T39">""</text:span><text:span text:style-name="T14">, propOrder = {</text:span></text:p>
      <text:p text:style-name="P24"><text:span text:style-name="T14"><text:s text:c="4"/></text:span><text:span text:style-name="T39">"artist"</text:span></text:p>
      <text:p text:style-name="P16">})</text:p>
      <text:p text:style-name="P24"><text:span text:style-name="T52">@XmlRootElement</text:span><text:span text:style-name="T14">(name = </text:span><text:span text:style-name="T39">"artists"</text:span><text:span text:style-name="T14">)</text:span></text:p>
      <text:p text:style-name="P20"><text:span text:style-name="T33">public</text:span><text:span text:style-name="T14"> </text:span><text:span text:style-name="T33">class</text:span><text:span text:style-name="T14"> Artists{ </text:span></text:p>
      <text:p text:style-name="P20"><text:span text:style-name="T14"><text:s text:c="4"/></text:span><text:span text:style-name="T33">private</text:span><text:span text:style-name="T14"> List&lt;Artist&gt; </text:span><text:span text:style-name="T48">artist</text:span><text:span text:style-name="T14">;</text:span></text:p>
      <text:p text:style-name="P15"><text:s text:c="3"/></text:p>
      <text:p text:style-name="P20"><text:span text:style-name="T14"><text:s text:c="4"/></text:span><text:span text:style-name="T33">public</text:span><text:span text:style-name="T14"> List&lt;Artist&gt; getArtists() {</text:span></text:p>
      <text:p text:style-name="P20"><text:span text:style-name="T14"><text:tab/><text:tab/></text:span><text:span text:style-name="T33">return</text:span><text:span text:style-name="T14"> </text:span><text:span text:style-name="T48">artist</text:span><text:span text:style-name="T14">;</text:span></text:p>
      <text:p text:style-name="P15"><text:s text:c="4"/>}</text:p>
      <text:p text:style-name="P15">}</text:p>
      <text:p text:style-name="P41"/>
      <text:p text:style-name="P41">Artist.java:</text:p>
      <text:p text:style-name="P11"><text:span text:style-name="T33">import</text:span><text:span text:style-name="T14"> javax.xml.bind.annotation.XmlAccessType;</text:span></text:p>
      <text:p text:style-name="P20"><text:span text:style-name="T33">import</text:span><text:span text:style-name="T14"> javax.xml.bind.annotation.XmlAccessorType;</text:span></text:p>
      <text:p text:style-name="P20"><text:span text:style-name="T33">import</text:span><text:span text:style-name="T14"> javax.xml.bind.annotation.XmlAttribute;</text:span></text:p>
      <text:p text:style-name="P20"><text:span text:style-name="T33">import</text:span><text:span text:style-name="T14"> javax.xml.bind.annotation.XmlRootElement;</text:span></text:p>
      <text:p text:style-name="P20"><text:span text:style-name="T33">import</text:span><text:span text:style-name="T14"> javax.xml.bind.annotation.XmlValue;</text:span></text:p>
      <text:p text:style-name="P20"><text:span text:style-name="T14"/></text:p>
      <text:p text:style-name="P20">@XmlAccessorType(XmlAccessType.FIELD)</text:p>
      <text:p text:style-name="P24"><text:span text:style-name="T52">@XmlRootElement</text:span><text:span text:style-name="T14">(name = </text:span><text:span text:style-name="T39">"artist"</text:span><text:span text:style-name="T14">)</text:span></text:p>
      <text:p text:style-name="P20"><text:span text:style-name="T33">public</text:span><text:span text:style-name="T14"> </text:span><text:span text:style-name="T33">class</text:span><text:span text:style-name="T14"> Artist {</text:span></text:p>
      <text:p text:style-name="P20"><text:span text:style-name="T14"><text:tab/></text:span><text:span text:style-name="T52">@XmlAttribute</text:span></text:p>
      <text:p text:style-name="P20"><text:span text:style-name="T14"><text:tab/></text:span><text:span text:style-name="T33">private</text:span><text:span text:style-name="T14"> String </text:span><text:span text:style-name="T48">name</text:span><text:span text:style-name="T14">;</text:span></text:p>
      <text:p text:style-name="P20"><text:span text:style-name="T14"><text:tab/></text:span><text:span text:style-name="T52">@XmlValue</text:span></text:p>
      <text:p text:style-name="P20"><text:span text:style-name="T14"><text:tab/></text:span><text:span text:style-name="T33">private</text:span><text:span text:style-name="T14"> String </text:span><text:span text:style-name="T48">note</text:span><text:span text:style-name="T14">;</text:span></text:p>
      <text:p text:style-name="P20"/>
      <text:p text:style-name="P20"><text:span text:style-name="T14"><text:tab/></text:span><text:span text:style-name="T33">public</text:span><text:span text:style-name="T14"> String getName() {</text:span></text:p>
      <text:p text:style-name="P20"><text:span text:style-name="T14"><text:tab/><text:tab/></text:span><text:span text:style-name="T33">return</text:span><text:span text:style-name="T14"> </text:span><text:span text:style-name="T48">name</text:span><text:span text:style-name="T14">;</text:span></text:p>
      <text:p text:style-name="P15"><text:tab/>}</text:p>
      <text:p text:style-name="P20"/>
      <text:p text:style-name="P20"><text:span text:style-name="T14"><text:tab/></text:span><text:span text:style-name="T33">public</text:span><text:span text:style-name="T14"> String getNote() {</text:span></text:p>
      <text:p text:style-name="P20"><text:span text:style-name="T14"><text:tab/><text:tab/></text:span><text:span text:style-name="T33">return</text:span><text:span text:style-name="T14"> </text:span><text:span text:style-name="T48">note</text:span><text:span text:style-name="T14">;</text:span></text:p>
      <text:p text:style-name="P15"><text:tab/>}</text:p>
      <text:p text:style-name="P20"/>
      <text:p text:style-name="P20"><text:span text:style-name="T14"><text:tab/></text:span><text:span text:style-name="T52">@Override</text:span></text:p>
      <text:p text:style-name="P20"><text:span text:style-name="T14"><text:tab/></text:span><text:span text:style-name="T33">public</text:span><text:span text:style-name="T14"> String toString() {</text:span></text:p>
      <text:p text:style-name="P20"><text:span text:style-name="T14"><text:tab/><text:tab/></text:span><text:span text:style-name="T33">return</text:span><text:span text:style-name="T14"> </text:span><text:span text:style-name="T39">"Artist [name="</text:span><text:span text:style-name="T14"> + </text:span><text:span text:style-name="T48">name</text:span><text:span text:style-name="T14"> + </text:span><text:span text:style-name="T39">", note="</text:span><text:span text:style-name="T14"> + </text:span><text:span text:style-name="T48">note</text:span><text:span text:style-name="T14"> + </text:span><text:span text:style-name="T39">"]"</text:span><text:span text:style-name="T14">;</text:span></text:p>
      <text:p text:style-name="P15"><text:tab/>}</text:p>
      <text:p text:style-name="P15">}</text:p>
      <text:p text:style-name="P41"/>
      <text:p text:style-name="P41">JAXBParsing.java:</text:p>
      <text:p text:style-name="P10"><text:span text:style-name="T32">public</text:span><text:span text:style-name="T14"> </text:span><text:span text:style-name="T32">static</text:span><text:span text:style-name="T14"> </text:span><text:span text:style-name="T32">void</text:span><text:span text:style-name="T14"> </text:span><text:span text:style-name="T31">main(String[] args)</text:span><text:span text:style-name="T14"> </text:span><text:span text:style-name="T32">throws</text:span><text:span text:style-name="T14"> </text:span><text:span text:style-name="T31">Exception {</text:span></text:p>
      <text:p text:style-name="P20"><text:span text:style-name="T14"><text:tab/>JAXBContext jc = JAXBContext.</text:span><text:span text:style-name="T30">newInstance</text:span><text:span text:style-name="T14">(Artists.</text:span><text:span text:style-name="T33">class</text:span><text:span text:style-name="T14">);</text:span></text:p>
      <text:p text:style-name="P15"><text:tab/>Unmarshaller u = jc.createUnmarshaller();</text:p>
      <text:p text:style-name="P20"><text:span text:style-name="T14"><text:tab/>Artists artists = (Artists) u.unmarshal(</text:span><text:span text:style-name="T33">new</text:span><text:span text:style-name="T14"> File(</text:span><text:span text:style-name="T39">"artists.xml"</text:span><text:span text:style-name="T14">));</text:span></text:p>
      <text:p text:style-name="P20"><text:soft-page-break/></text:p>
      <text:p text:style-name="P20"><text:span text:style-name="T14"><text:tab/></text:span><text:span text:style-name="T33">for</text:span><text:span text:style-name="T14"> (Artist ar : artists.getArtists()) {</text:span></text:p>
      <text:p text:style-name="P20"><text:span text:style-name="T14"><text:tab/><text:tab/>System.</text:span><text:span text:style-name="T50">out</text:span><text:span text:style-name="T14">.println(ar);</text:span></text:p>
      <text:p text:style-name="P15"><text:tab/>}</text:p>
      <text:p text:style-name="P30"><text:span text:style-name="T16">}</text:span></text:p>
      <text:p text:style-name="P36">Как видно и этого примера, необходимо лишь самое малое. Определить классы, экземпляры которых мы хотим получить (это и так придётся делать), подсказать парсеру с помощью аннотаций, как этот класс укладывается на структуру <text:span text:style-name="T1">XML </text:span>документа и попросить парсер сделать всю остальную магию.</text:p>
      <text:p text:style-name="P36"><text:span text:style-name="T2">Это превосходное </text:span><text:span text:style-name="T1">API, </text:span><text:span text:style-name="T2">но оно, конечно же, не слишком эффективное и построено поверх </text:span><text:span text:style-name="T1">DOM. </text:span></text:p>
      <text:p text:style-name="P36">Дополнительным преимуществом <text:span text:style-name="T1">JAXB </text:span>является возможность генерировать аннотированные по <text:span text:style-name="T1">XML-</text:span>схеме, о которую мы рассмотрим чуть ниже. Генерация <text:span text:style-name="T1">XML-</text:span>схемы по аннотированному классу тоже возможна.</text:p>
      <text:h text:style-name="Heading_20_2" text:outline-level="2">Извлечение данных из <text:span text:style-name="T1">XML </text:span>документов с помощью <text:span text:style-name="T1">XPath</text:span></text:h>
      <text:p text:style-name="P13"><text:span text:style-name="T2">Подробности можно почитать тут:</text:span></text:p>
      <text:p text:style-name="P13"><text:a xlink:type="simple" xlink:href="http://www.ibm.com/developerworks/library/x-javaxpathapi.html"><text:span text:style-name="T2">http://www.ibm.com/developerworks/library/x-javaxpathapi.html</text:span></text:a></text:p>
      <text:p text:style-name="P13"><text:a xlink:type="simple" xlink:href="http://en.wikipedia.org/wiki/XPath"><text:span text:style-name="T2">http://en.wikipedia.org/wiki/XPath</text:span></text:a></text:p>
      <text:p text:style-name="P13"><text:a xlink:type="simple" xlink:href="http://www.w3schools.com/XPath/xpath_syntax.asp"><text:span text:style-name="T2">http://www.w3schools.com/XPath/xpath_syntax.asp</text:span></text:a></text:p>
      <text:p text:style-name="P13"><text:a xlink:type="simple" xlink:href="http://www.w3.org/TR/xpath/"><text:span text:style-name="T2">http://www.w3.org/TR/xpath/</text:span></text:a></text:p>
      <text:p text:style-name="P13"><text:span text:style-name="T2"/></text:p>
      <text:p text:style-name="P12"><text:span text:style-name="T11">XPath – </text:span><text:span text:style-name="T10">это язык запросов для выбора элементов </text:span><text:span text:style-name="T11">XML </text:span><text:span text:style-name="T10">документа. В дополнение к этому, </text:span><text:span text:style-name="T11">XPath </text:span><text:span text:style-name="T10">можно использовать для вычисления простых выражений на основе содержимого </text:span><text:span text:style-name="T11">XML </text:span><text:span text:style-name="T10">документа. Язык на самом деле достаточно мощный, но самые простые вещи делаются практически очевидным образом:</text:span></text:p>
      <text:p text:style-name="P12"><text:span text:style-name="T10"/></text:p>
      <text:p text:style-name="P6"><text:span text:style-name="T2">XPathFactory factory = XPathFactory.</text:span><text:span text:style-name="T3">newInstance</text:span><text:span text:style-name="T2">();</text:span></text:p>
      <text:p text:style-name="P15">XPath xpath = factory.newXPath();</text:p>
      <text:p text:style-name="P20"/>
      <text:p text:style-name="P20"><text:span text:style-name="T53">// Getting string note for </text:span><text:span text:style-name="T54">Tatu</text:span></text:p>
      <text:p text:style-name="P20"><text:span text:style-name="T14">XPathExpression expr = xpath.compile(</text:span><text:span text:style-name="T39">"//artist[@name='Tatu']/text()"</text:span><text:span text:style-name="T14">);</text:span></text:p>
      <text:p text:style-name="P20"><text:span text:style-name="T14">FileReader r = </text:span><text:span text:style-name="T33">new</text:span><text:span text:style-name="T14"> FileReader(</text:span><text:span text:style-name="T39">"artists.xml"</text:span><text:span text:style-name="T14">);</text:span></text:p>
      <text:p text:style-name="P20"><text:span text:style-name="T14">String tatuN</text:span><text:span text:style-name="T23">ote</text:span><text:span text:style-name="T14"> = (String) expr.evaluate(</text:span><text:span text:style-name="T33">new</text:span><text:span text:style-name="T14"> InputSource(r),</text:span></text:p>
      <text:p text:style-name="P20"><text:span text:style-name="T14"><text:tab/><text:tab/><text:tab/><text:tab/><text:tab/><text:tab/><text:tab/></text:span><text:span text:style-name="T27">XPathConstants.</text:span><text:span text:style-name="T51">STRING</text:span><text:span text:style-name="T14">);</text:span></text:p>
      <text:p text:style-name="P20"><text:span text:style-name="T14">System.</text:span><text:span text:style-name="T50">out</text:span><text:span text:style-name="T14">.println(tatuN</text:span><text:span text:style-name="T23">ote</text:span><text:span text:style-name="T14">);</text:span></text:p>
      <text:p text:style-name="P20"/>
      <text:p text:style-name="P20"><text:span text:style-name="T53">// Getting all artists</text:span></text:p>
      <text:p text:style-name="P20"><text:span text:style-name="T14">expr = xpath.compile(</text:span><text:span text:style-name="T39">"//artist"</text:span><text:span text:style-name="T14">);</text:span></text:p>
      <text:p text:style-name="P20"><text:span text:style-name="T14">r = </text:span><text:span text:style-name="T33">new</text:span><text:span text:style-name="T14"> FileReader(</text:span><text:span text:style-name="T39">"artists.xml"</text:span><text:span text:style-name="T14">);</text:span></text:p>
      <text:p text:style-name="P20"><text:span text:style-name="T14">NodeList artists = (NodeList) expr.evaluate(</text:span><text:span text:style-name="T33">new</text:span><text:span text:style-name="T14"> InputSource(r),</text:span></text:p>
      <text:p text:style-name="P20"><text:span text:style-name="T14"><text:tab/><text:tab/><text:tab/><text:tab/><text:tab/><text:tab/><text:tab/> <text:s text:c="2"/></text:span><text:span text:style-name="T27">XPathConstants.</text:span><text:span text:style-name="T51">NODESET</text:span><text:span text:style-name="T14">);</text:span></text:p>
      <text:p text:style-name="P25"><text:span text:style-name="T17">r.close();</text:span></text:p>
      <text:p text:style-name="P23"><text:span text:style-name="T53">// Walking thru artists node list</text:span></text:p>
      <text:p text:style-name="P23"><text:span text:style-name="T53"/></text:p>
      <text:p text:style-name="P19">Другими словами, мы говорим <text:span text:style-name="T1">XPath-</text:span>процессору, какого вида результат мы хотим получить (список элементов, строковое значение, число или один элемент). После чего подаём <text:span text:style-name="T1">XPath-</text:span>выражение и на выходе получаем то, что нам требовалось. Да, после этого, вполне вероятно придётся пройтись по полученным значениям как в случае с <text:span text:style-name="T1">DOM, </text:span>но можно и выполнить на каждом из элементов новое <text:span text:style-name="T1">XPath-</text:span>выражение:</text:p>
      <text:p text:style-name="P19"/>
      <text:p text:style-name="P17"><text:soft-page-break/><text:span text:style-name="T33">private</text:span> <text:span text:style-name="T33">static</text:span> <text:span text:style-name="T33">void</text:span> dumpArtists(NodeList artists) <text:span text:style-name="T33">throws</text:span> Exception {</text:p>
      <text:p text:style-name="P15"><text:tab/>XPathFactory factory = XPathFactory.<text:span text:style-name="T13">newInstance</text:span>();</text:p>
      <text:p text:style-name="P15"><text:tab/>XPath xpath = factory.newXPath();</text:p>
      <text:p text:style-name="P20"><text:span text:style-name="T14"><text:tab/>XPathExpression nameExp = xpath.compile(</text:span><text:span text:style-name="T39">"@name"</text:span><text:span text:style-name="T14">);</text:span></text:p>
      <text:p text:style-name="P20"><text:span text:style-name="T14"><text:tab/></text:span><text:span text:style-name="T33">for</text:span><text:span text:style-name="T14"> (</text:span><text:span text:style-name="T33">int</text:span><text:span text:style-name="T14"> i = 0; i &lt; artists.getLength(); i++) {</text:span></text:p>
      <text:p text:style-name="P15"><text:tab/><text:tab/><text:span text:style-name="T47">Node artist</text:span> = artists.item(i);</text:p>
      <text:p text:style-name="P20"><text:span text:style-name="T14"><text:tab/><text:tab/>System.</text:span><text:span text:style-name="T50">out</text:span><text:span text:style-name="T14">.println(nameExp.evaluate(</text:span><text:span text:style-name="T27">artist</text:span><text:span text:style-name="T14">)+</text:span></text:p>
      <text:p text:style-name="P20"><text:span text:style-name="T14"><text:tab/><text:tab/><text:tab/><text:tab/><text:tab/> </text:span><text:span text:style-name="T39">": "</text:span><text:span text:style-name="T14">+artist.getTextContent());</text:span></text:p>
      <text:p text:style-name="P15"><text:tab/><text:tab/>}</text:p>
      <text:p text:style-name="P15"><text:tab/>}</text:p>
      <text:p text:style-name="P15"><text:span text:style-name="T1">}</text:span></text:p>
      <text:p text:style-name="P15"><text:span text:style-name="T1"/></text:p>
      <text:p text:style-name="P18">Пример как обычно в директории с примерами <text:span text:style-name="T1">(XPath-Test)</text:span></text:p>
      <text:h text:style-name="Heading_20_2" text:outline-level="2"><text:span text:style-name="T2">Валидация</text:span> <text:span text:style-name="T1">XML </text:span>документов</text:h>
      <text:h text:style-name="P52" text:outline-level="3"><text:span text:style-name="T1">Document Type Definition (</text:span>DTD<text:span text:style-name="T1">)</text:span></text:h>
      <text:h text:style-name="P52" text:outline-level="3">XML Schema</text:h>
      <text:h text:style-name="Heading_20_2" text:outline-level="2">Преобразование <text:span text:style-name="T1">XML </text:span>документов <text:span text:style-name="T2">с помощь </text:span><text:span text:style-name="T1">XSL</text:span></text:h>
      <text:p text:style-name="P13">Extensible Stylesheet Language (XS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8T14:28:06.30</dc:date>
    <meta:editing-duration>PT30H59M50S</meta:editing-duration>
    <meta:editing-cycles>871</meta:editing-cycles>
    <meta:generator>OpenOffice.org/3.2$Win32 OpenOffice.org_project/320m12$Build-9483</meta:generator>
    <meta:document-statistic meta:table-count="0" meta:image-count="1" meta:object-count="0" meta:page-count="9" meta:paragraph-count="282" meta:word-count="1559" meta:character-count="13129"/>
    <meta:user-defined meta:name="Поле 1"/>
    <meta:user-defined meta:name="Поле 2"/>
    <meta:user-defined meta:name="Поле 3"/>
    <meta:user-defined meta:name="Поле 4"/>
  </office:meta>
</office:document-meta>
</file>